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FastProblemReporter.setLogger( @ Nullable Log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FastProblemReporter.warning( Problem prob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FastProblemReporter.error( Problem prob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FastProblemReporter.fatal( Problem prob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